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LeastDiscrepancy.getPluralizedWante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LeastDiscrepancy.AtLeastDiscrepancy( int wantedCount , int actual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